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bfc7c" officeooo:paragraph-rsid="001bfc7c"/>
    </style:style>
    <style:style style:name="P8" style:family="paragraph" style:parent-style-name="Table_20_Contents">
      <style:text-properties officeooo:rsid="001dc79c" officeooo:paragraph-rsid="001dc79c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3" style:family="paragraph" style:parent-style-name="Table_20_Contents">
      <style:text-properties fo:font-style="italic" officeooo:rsid="0011cc2b" officeooo:paragraph-rsid="00226b31" style:font-style-asian="italic" style:font-style-complex="italic"/>
    </style:style>
    <style:style style:name="P14" style:family="paragraph" style:parent-style-name="Azione_20_attore">
      <style:text-properties officeooo:rsid="000db710" officeooo:paragraph-rsid="000db710"/>
    </style:style>
    <style:style style:name="P15" style:family="paragraph" style:parent-style-name="Azione_20_attore">
      <style:text-properties officeooo:rsid="001dc79c" officeooo:paragraph-rsid="001dc79c"/>
    </style:style>
    <style:style style:name="P16" style:family="paragraph" style:parent-style-name="Azione_20_attore" style:list-style-name="Numerazione_20_UC">
      <style:text-properties officeooo:rsid="001a4f08" officeooo:paragraph-rsid="001a4f08"/>
    </style:style>
    <style:style style:name="P17" style:family="paragraph" style:parent-style-name="Azione_20_attore">
      <style:text-properties officeooo:rsid="0012f53f" officeooo:paragraph-rsid="000cf989"/>
    </style:style>
    <style:style style:name="P18" style:family="paragraph" style:parent-style-name="Azione_20_attore">
      <style:text-properties officeooo:rsid="0012f53f" officeooo:paragraph-rsid="001faaa8"/>
    </style:style>
    <style:style style:name="P19" style:family="paragraph" style:parent-style-name="Azione_20_attore">
      <style:text-properties officeooo:rsid="0015e382" officeooo:paragraph-rsid="0015e382"/>
    </style:style>
    <style:style style:name="P20" style:family="paragraph" style:parent-style-name="Azione_20_attore" style:list-style-name="">
      <style:text-properties officeooo:rsid="000cf989" officeooo:paragraph-rsid="000cf989"/>
    </style:style>
    <style:style style:name="P21" style:family="paragraph" style:parent-style-name="Azione_20_sistema">
      <style:text-properties officeooo:rsid="001dc79c" officeooo:paragraph-rsid="001dc79c"/>
    </style:style>
    <style:style style:name="P22" style:family="paragraph" style:parent-style-name="Azione_20_sistema">
      <style:text-properties fo:font-weight="normal" officeooo:rsid="001faaa8" officeooo:paragraph-rsid="001faaa8" style:font-weight-asian="normal" style:font-weight-complex="normal"/>
    </style:style>
    <style:style style:name="P23" style:family="paragraph" style:parent-style-name="Azione_20_sistema">
      <style:text-properties officeooo:rsid="0015e382" officeooo:paragraph-rsid="0015e382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dc79c" style:font-weight-asian="bold" style:font-weight-complex="bold"/>
    </style:style>
    <style:style style:name="T5" style:family="text">
      <style:text-properties fo:font-weight="bold" officeooo:rsid="001faaa8" style:font-weight-asian="bold" style:font-weight-complex="bold"/>
    </style:style>
    <style:style style:name="T6" style:family="text">
      <style:text-properties fo:font-weight="bold" officeooo:rsid="00226b31" style:font-weight-asian="bold" style:font-weight-complex="bold"/>
    </style:style>
    <style:style style:name="T7" style:family="text">
      <style:text-properties fo:font-weight="normal" officeooo:rsid="0015e382" style:font-weight-asian="normal" style:font-weight-complex="normal"/>
    </style:style>
    <style:style style:name="T8" style:family="text">
      <style:text-properties fo:font-weight="normal" officeooo:rsid="0015ec24" style:font-weight-asian="normal" style:font-weight-complex="normal"/>
    </style:style>
    <style:style style:name="T9" style:family="text">
      <style:text-properties fo:font-weight="normal" officeooo:rsid="001dc79c" style:font-weight-asian="normal" style:font-weight-complex="normal"/>
    </style:style>
    <style:style style:name="T10" style:family="text">
      <style:text-properties fo:font-weight="normal" officeooo:rsid="001faaa8" style:font-weight-asian="normal" style:font-weight-complex="normal"/>
    </style:style>
    <style:style style:name="T11" style:family="text">
      <style:text-properties fo:font-weight="normal" officeooo:rsid="00226b31" style:font-weight-asian="normal" style:font-weight-complex="normal"/>
    </style:style>
    <style:style style:name="T12" style:family="text">
      <style:text-properties officeooo:rsid="0013cfcb"/>
    </style:style>
    <style:style style:name="T13" style:family="text">
      <style:text-properties officeooo:rsid="000ad213"/>
    </style:style>
    <style:style style:name="T14" style:family="text">
      <style:text-properties officeooo:rsid="0014a617"/>
    </style:style>
    <style:style style:name="T15" style:family="text">
      <style:text-properties officeooo:rsid="0015e382"/>
    </style:style>
    <style:style style:name="T16" style:family="text">
      <style:text-properties officeooo:rsid="00185656"/>
    </style:style>
    <style:style style:name="T17" style:family="text">
      <style:text-properties officeooo:rsid="001a4f08"/>
    </style:style>
    <style:style style:name="T18" style:family="text">
      <style:text-properties officeooo:rsid="001bfc7c"/>
    </style:style>
    <style:style style:name="T19" style:family="text">
      <style:text-properties officeooo:rsid="001dc79c"/>
    </style:style>
    <style:style style:name="T20" style:family="text">
      <style:text-properties officeooo:rsid="001ea17f"/>
    </style:style>
    <style:style style:name="T21" style:family="text">
      <style:text-properties officeooo:rsid="001faaa8"/>
    </style:style>
    <style:style style:name="T22" style:family="text">
      <style:text-properties officeooo:rsid="002166dd"/>
    </style:style>
    <style:style style:name="T23" style:family="text">
      <style:text-properties officeooo:rsid="00226b3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4">Inserimento </text:span><text:span text:style-name="T18">Programma </text:span><text:span text:style-name="T19">Educativo </text:span><text:span text:style-name="T18">Settimanal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utente accede al sistema e viene riconosciuto come <text:span text:style-name="T18">PsicoPedagogo</text:span></text:p>
            <text:p text:style-name="P13"><text:span text:style-name="T23">L'utente accede al programma educativo </text:span><text:span text:style-name="T10"><text:s/>(</text:span><text:span text:style-name="T5">include Visualizza Programma Educativo Settimanale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179476" text:style-name="Numerazione_20_UC">
              <text:list-item>
                <text:p text:style-name="P17"><text:span text:style-name="T19">L'utente</text:span><text:span text:style-name="T5"> </text:span><text:span text:style-name="T11">seleziona</text:span><text:span text:style-name="T10">l'attività da modificare</text:span></text:p>
              </text:list-item>
              <text:list-item>
                <text:p text:style-name="P22">Il sistema mostra il form per la modifica dell'attività</text:p>
              </text:list-item>
              <text:list-item>
                <text:p text:style-name="P18"><text:span text:style-name="T10">L'utente modifica l'attività selezionata(</text:span><text:span text:style-name="T5">include Psicopedagogo modifica Attività</text:span><text:span text:style-name="T10">)</text:span></text:p>
              </text:list-item>
              <text:list-item>
                <text:p text:style-name="P19">L'utente <text:span text:style-name="T19">sottomette il programma educativo settimanale </text:span><text:span text:style-name="T21">modificato</text:span></text:p>
              </text:list-item>
              <text:list-item>
                <text:p text:style-name="P23">Il sistema memorizza <text:span text:style-name="T19">il programma educativo settimanale </text:span><text:span text:style-name="T21">appena modificato</text:span></text:p>
              </text:list-item>
            </text:list>
            <text:p text:style-name="P2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2">mostra un messaggio di successo </text:span><text:span text:style-name="T19">dell'operazione </text:span><text:span text:style-name="T12">e </text:span><text:span text:style-name="T1"><text:s/></text:span><text:span text:style-name="T15">mostra all’uten</text:span><text:span text:style-name="T17">te </text:span><text:span text:style-name="T19">il programma educativo appena </text:span><text:span text:style-name="T22">modificato</text:span><text:span text:style-name="T15"> (</text:span><text:span text:style-name="T3">includ</text:span><text:span text:style-name="T4">e Visualizza Programma Educativo Settimanale</text:span><text:span text:style-name="T9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21166271" text:style-name="L1">
              <text:list-item>
                <text:p text:style-name="P11">Nel caso di un errore utente, il sistema mostra all’utente un messaggio di errore che <text:span text:style-name="T13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8">La memorizzazione d<text:span text:style-name="T22">elle modifiche nel programma educativo</text:span> non richiederà piu' di 4 secondi</text:p>
          </table:table-cell>
        </table:table-row>
      </table:table>
      <text:p text:style-name="P10"/>
      <text:p text:style-name="P6"><text:span text:style-name="T16">UC_H_</text:span><text:span text:style-name="T17">5</text:span><text:span text:style-name="T19">8</text:span><text:span text:style-name="T16">_</text:span><text:span text:style-name="T22">Psicopedagogo_modifica_programma_educativo_settimanale</text:span><text:span text:style-name="T16">: </text:span><text:span text:style-name="T22">Modifica </text:span><text:span text:style-name="T19">Programma Educativo </text:span><text:span text:style-name="T20">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16M56S</meta:editing-duration>
    <meta:editing-cycles>25</meta:editing-cycles>
    <meta:generator>LibreOffice/3.6$Windows_x86 LibreOffice_project/da8c1e6-fd468f4-454e206-f42a4a9-143cfd</meta:generator>
    <dc:date>2012-10-28T01:05:46.85</dc:date>
    <meta:document-statistic meta:table-count="1" meta:image-count="0" meta:object-count="0" meta:page-count="1" meta:paragraph-count="22" meta:word-count="143" meta:character-count="1154" meta:non-whitespace-character-count="1035"/>
  </office:meta>
</office:document-meta>
</file>